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 style:list-style-name="L1"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 style:list-style-name="L2">
      <style:text-properties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text-properties fo:font-size="11pt" fo:font-weight="normal" style:font-size-asian="11pt" style:font-weight-asian="normal" style:font-size-complex="11pt" style:font-weight-complex="normal"/>
    </style:style>
    <style:style style:name="P6" style:family="paragraph" style:parent-style-name="Standard" style:list-style-name="L2">
      <style:text-properties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text-properties fo:color="#000000" style:font-name="Consolas" fo:font-size="10pt" fo:font-weight="normal" style:font-name-asian="Consolas" style:font-size-asian="10pt" style:font-weight-asian="normal" style:font-name-complex="Consolas" style:font-size-complex="10pt" style:font-weight-complex="normal"/>
    </style:style>
    <style:style style:name="P8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9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font-size="10pt" style:font-size-asian="10pt" style:font-size-complex="1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fo:color="#000000" style:font-name="Consolas" style:font-name-asian="Consolas" style:font-name-complex="Consolas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udet ideat:</text:p>
      <text:list xml:id="list3791644980355053775" text:style-name="L1">
        <text:list-item>
          <text:p text:style-name="P3">Frekvenssi:</text:p>
          <text:list>
            <text:list-item>
              <text:p text:style-name="P3"/>
            </text:list-item>
          </text:list>
        </text:list-item>
      </text:list>
      <text:list xml:id="list6135846600282121433" text:style-name="L2">
        <text:list-item>
          <text:p text:style-name="P4">Uusi stack system:</text:p>
          <text:list>
            <text:list-item>
              <text:p text:style-name="P4"><text:span text:style-name="T2">Stackissa voi olla vain yhdentyyppisiä unitteja</text:span></text:p>
            </text:list-item>
            <text:list-item>
              <text:p text:style-name="P6">Jokaisella unitilla omat heltit (jokainen unitti on yksilö)</text:p>
            </text:list-item>
            <text:list-item>
              <text:p text:style-name="P6">Jokaisella unitilla oma retalitation</text:p>
            </text:list-item>
            <text:list-item>
              <text:p text:style-name="P6">Stackin voi jakaa osiin (Herolla maksimimäärä stackkeja joita voi kontrolloida)</text:p>
            </text:list-item>
            <text:list-item>
              <text:p text:style-name="P6">Jokaisella stackilla omat spellit (stackki liikku hitaimman mukaan)</text:p>
            </text:list-item>
            <text:list-item>
              <text:p text:style-name="P6"/>
            </text:list-item>
          </text:list>
        </text:list-item>
      </text:list>
      <text:p text:style-name="P2"/>
      <text:p text:style-name="P2"/>
      <text:p text:style-name="P2"/>
      <text:p text:style-name="P5">Dokumentaatio:</text:p>
      <text:p text:style-name="P7">Kulunut aika: 100 heitolla: 0 ms</text:p>
      <text:p text:style-name="P8">Kulunut aika: 1000 heitolla: 0 ms</text:p>
      <text:p text:style-name="P8">Kulunut aika: 10000 heitolla: 1 ms</text:p>
      <text:p text:style-name="P8">Kulunut aika: 100000 heitolla: 3 ms</text:p>
      <text:p text:style-name="P8">Kulunut aika: 1000000 heitolla: 27 ms</text:p>
      <text:p text:style-name="P9"><text:span text:style-name="T3">Kulunut aika: 10000000 heitolla: 262 ms</text:span></text:p>
      <text:p text:style-name="P9"><text:span text:style-name="T3"/></text:p>
      <text:p text:style-name="P9"><text:span text:style-name="T3">Joten unittien määrään stackin kokoa ei ole rajoitettu</text:span></text:p>
      <text:p text:style-name="P9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5M42S</meta:editing-duration>
    <meta:editing-cycles>3</meta:editing-cycles>
    <meta:generator>OpenOffice/4.1.1$Win32 OpenOffice.org_project/411m6$Build-9775</meta:generator>
    <dc:date>2015-05-28T22:33:13.69</dc:date>
    <meta:document-statistic meta:table-count="0" meta:image-count="0" meta:object-count="0" meta:page-count="1" meta:paragraph-count="16" meta:word-count="94" meta:character-count="614"/>
    <meta:user-defined meta:name="Info 1"/>
    <meta:user-defined meta:name="Info 2"/>
    <meta:user-defined meta:name="Info 3"/>
    <meta:user-defined meta:name="Info 4"/>
  </office:meta>
</office:document-meta>
</file>